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10000021B42E55752B8602CD4.png" manifest:media-type="image/png"/>
  <manifest:file-entry manifest:full-path="Pictures/10000001000002310000020C2C4A1C8A8E3FD775.png" manifest:media-type="image/png"/>
  <manifest:file-entry manifest:full-path="Pictures/10000001000002310000020CFB328080FE8AA276.png" manifest:media-type="image/png"/>
  <manifest:file-entry manifest:full-path="Pictures/100000010000023100000230E741B6C74CF7AB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1.08cm" svg:y="0.011cm" svg:width="14.843cm" svg:height="14.817cm" draw:z-index="0"><draw:image xlink:href="Pictures/100000010000023100000230E741B6C74CF7ABCE.png" xlink:type="simple" xlink:show="embed" xlink:actuate="onLoad" draw:mime-type="image/png"/></draw:frame></text:p>
      <text:p text:style-name="Standard"/>
      <text:p text:style-name="P1"><draw:frame draw:style-name="fr1" draw:name="Image2" text:anchor-type="char" svg:width="14.843cm" svg:height="13.864cm" draw:z-index="1"><draw:image xlink:href="Pictures/10000001000002310000020C2C4A1C8A8E3FD775.png" xlink:type="simple" xlink:show="embed" xlink:actuate="onLoad" draw:mime-type="image/png"/></draw:frame></text:p>
      <text:p text:style-name="P1"><draw:frame draw:style-name="fr1" draw:name="Image3" text:anchor-type="char" svg:width="14.843cm" svg:height="13.864cm" draw:z-index="2"><draw:image xlink:href="Pictures/10000001000002310000020CFB328080FE8AA276.png" xlink:type="simple" xlink:show="embed" xlink:actuate="onLoad" draw:mime-type="image/png"/></draw:frame></text:p>
      <text:p text:style-name="P1"><draw:frame draw:style-name="fr1" draw:name="Image4" text:anchor-type="char" svg:width="14.843cm" svg:height="14.261cm" draw:z-index="3"><draw:image xlink:href="Pictures/10000001000002310000021B42E55752B8602C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2:37:24.615897767</meta:creation-date>
    <dc:date>2024-08-08T22:58:05.043132659</dc:date>
    <meta:editing-duration>PT7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